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23_12-01-41_000.jpg</text:p>
          </table:table-cell>
          <table:table-cell table:style-name="ce1" office:value-type="string">
            <text:p>:m :? 1*1 / science / タイタンの大気圧　地球のそれよりも、高い　⇒　なぜ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23_12-01-19_000.jpg</text:p>
          </table:table-cell>
          <table:table-cell table:style-name="ce1" office:value-type="string">
            <text:p>:m 見た夢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23_12-00-43_000.jpg</text:p>
          </table:table-cell>
          <table:table-cell office:value-type="string">
            <text:p>:m :PHOTO 起きた時刻 / 201702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23_00-30-52_000.jpg</text:p>
          </table:table-cell>
          <table:table-cell table:style-name="ce1" office:value-type="string">
            <text:p>:m other / サプリ / 買うもの　補充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22_23-53-4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22_23-53-42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4-22_23-53-42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4-22_23-53-4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4-22_23-53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22_20-19-17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4-22_17-50-43_004.jpg</text:p>
          </table:table-cell>
          <table:table-cell office:value-type="string">
            <text:p>:m music / log / kb / done / N+ / 201704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4-22_13-00-0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22_00-30-57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4-22_00-30-57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4-22_00-30-2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4-22_00-30-2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4-22_00-30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4-21_20-06-1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4-21_18-17-42_000.jpg</text:p>
          </table:table-cell>
          <table:table-cell table:style-name="ce1" office:value-type="string">
            <text:p>:m music / 楽譜メモ / kb / et-18 / LR-different-ryth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4-21_18-17-41_002.jpg</text:p>
          </table:table-cell>
          <table:table-cell office:value-type="string">
            <text:p>:m music / log / kb / done / N+ / 2017042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4-21_11-14-37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4-21_10-44-43_001.jpg</text:p>
          </table:table-cell>
          <table:table-cell office:value-type="string">
            <text:p>:m music / log / kb / done / N+ / 201704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4-21_08-28-57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21_08-28-57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4-21_08-28-57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4-21_08-28-57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4-21_08-28-2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4-21_02-16-16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4-21_02-16-1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4-21_02-16-0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4-21_02-16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4-21_02-16-0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4-21_02-15-41_001.jpg</text:p>
          </table:table-cell>
          <table:table-cell table:style-name="ce3" office:value-type="string">
            <text:p>:m music / steps / domino 操作　⇒　dms から、midi ファイルを作る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4-20_19-50-5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4-20_19-17-51_000.jpg</text:p>
          </table:table-cell>
          <table:table-cell table:style-name="ce1" office:value-type="string">
            <text:p>:PHOTO 面白いもの / @東急ショッピングパーク北側商店建物 / 足場が組んである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4-20_18-27-19_000.jpg</text:p>
          </table:table-cell>
          <table:table-cell table:style-name="ce1" office:value-type="string">
            <text:p>:bookmemo / 読んだ本　/ 『現代素粒子物語』　中嶋彰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4-20_18-27-15_001.jpg</text:p>
          </table:table-cell>
          <table:table-cell table:style-name="ce1" office:value-type="string">
            <text:p>:bookmemo / 読んだ本　/ 『現代素粒子物語』　中嶋彰 / 途中　ここまで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4-20_18-27-03_000.jpg</text:p>
          </table:table-cell>
          <table:table-cell table:style-name="ce1" office:value-type="string">
            <text:p>:bookmemo / 読んだ本　/ 『高校数学でわかるシュレーディンガー方程式』　竹内淳 / 途中　ここまで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4-20_18-26-57_000.jpg</text:p>
          </table:table-cell>
          <table:table-cell table:style-name="ce1" office:value-type="string">
            <text:p>:bookmemo / 読んだ本　/ 『高校数学でわかるシュレーディンガー方程式』　竹内淳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7-04-20_18-21-08_000.jpg</text:p>
          </table:table-cell>
          <table:table-cell office:value-type="string">
            <text:p>:m music / log / kb / done / N+ / 2017042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7-04-20_10-23-43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17-04-20_10-16-4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4-19_17-54-15_000.jpg</text:p>
          </table:table-cell>
          <table:table-cell table:style-name="ce1" office:value-type="string">
            <text:p>:m other / 記録 / アイホーン　スプレッドシート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7-04-19_17-01-16_000.jpg</text:p>
          </table:table-cell>
          <table:table-cell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2017/04/23</text:date>, <text:time>13:38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3T13:38:49.27</dc:date>
    <dc:creator>岩淵 謙</dc:creator>
    <meta:generator>OpenOffice/4.1.3$Win32 OpenOffice.org_project/413m1$Build-9783</meta:generator>
    <meta:editing-duration>PT1H13M23S</meta:editing-duration>
    <meta:editing-cycles>15</meta:editing-cycles>
    <meta:document-statistic meta:table-count="1" meta:cell-count="135" meta:object-count="0"/>
  </office:meta>
</office:document-meta>
</file>